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286cm" svg:height="9.507cm" svg:x="3.5cm" svg:y="3cm">
          <draw:text-box>
            <text:p>整数与分数统称为有理数</text:p>
            <text:p/>
            <text:p>整数：正整数，负整数，0</text:p>
            <text:p/>
            <text:p>分数：分母和分子都是整数</text:p>
            <text:p/>
            <text:p>所有的分数都可以化为有限小数和无限循环小数。</text:p>
            <text:p/>
            <text:p>数轴三要素：原点，单位长度，正方向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49S</meta:editing-duration>
    <meta:editing-cycles>4</meta:editing-cycles>
    <meta:generator>OpenOffice/4.1.15$Win32 OpenOffice.org_project/4115m2$Build-9813</meta:generator>
    <dc:date>2025-09-18T20:14:32.26</dc:date>
    <dc:creator>Eric Zhang</dc:creator>
    <meta:document-statistic meta:object-count="24"/>
  </office:meta>
</office:document-meta>
</file>